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style="normal" fo:font-weight="normal" officeooo:rsid="00c29290" officeooo:paragraph-rsid="00b6fd3d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style:font-name="Liberation Serif" fo:font-size="18pt" fo:font-style="normal" fo:font-weight="bold" officeooo:rsid="00d0c5d9" officeooo:paragraph-rsid="00d0c5d9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style:font-name="Liberation Serif" fo:font-size="18pt" fo:font-style="normal" fo:font-weight="bold" officeooo:rsid="00c9e02b" officeooo:paragraph-rsid="00c9e02b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 style:list-style-name="L1">
      <style:text-properties style:font-name="Liberation Serif" fo:font-size="14pt" fo:font-style="normal" fo:font-weight="normal" officeooo:rsid="00c9e02b" officeooo:paragraph-rsid="00c9e02b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">
      <style:text-properties style:font-name="Liberation Serif" fo:font-size="14pt" fo:font-style="normal" fo:font-weight="normal" officeooo:rsid="00d4ca65" officeooo:paragraph-rsid="00d4ca65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Liberation Serif" fo:font-size="14pt" fo:font-style="normal" fo:font-weight="normal" officeooo:rsid="00c29290" officeooo:paragraph-rsid="00b6fd3d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text-properties style:font-name="Liberation Serif" fo:font-size="14pt" fo:font-style="normal" fo:font-weight="normal" officeooo:rsid="00d634dc" officeooo:paragraph-rsid="00d634dc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d15148"/>
    </style:style>
    <style:style style:name="T2" style:family="text">
      <style:text-properties officeooo:rsid="00d634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sing Log Files</text:p>
      <text:p text:style-name="P1">The goal of this exercise is to create a shell script that displays the number of failed login attempts by IP address and location.</text:p>
      <text:p text:style-name="P1"/>
      <text:p text:style-name="P3">Steps</text:p>
      <text:list xml:id="list1893115993" text:style-name="L1">
        <text:list-item>
          <text:p text:style-name="P5">Lets take a look at the sample data ‘syslog-sample’</text:p>
          <text:list>
            <text:list-item>
              <text:p text:style-name="P5">$ cat syslog-sample</text:p>
            </text:list-item>
          </text:list>
        </text:list-item>
        <text:list-item>
          <text:p text:style-name="P5">Notice that there are failed attempts in the logging with root and without root</text:p>
        </text:list-item>
        <text:list-item>
          <text:p text:style-name="P5">Lets try to get he failed attempts logs</text:p>
          <text:list>
            <text:list-item>
              <text:p text:style-name="P5">$ grep Failed syslog-sample </text:p>
            </text:list-item>
          </text:list>
        </text:list-item>
        <text:list-item>
          <text:p text:style-name="P5">Lets exclude root </text:p>
          <text:list>
            <text:list-item>
              <text:p text:style-name="P5">$ grep Failed syslog-sample | grep -v root</text:p>
            </text:list-item>
          </text:list>
        </text:list-item>
        <text:list-item>
          <text:p text:style-name="P5">Lets use the keyword ‘from’ to extract the IP address</text:p>
          <text:list>
            <text:list-item>
              <text:p text:style-name="P5">$ grep Failed syslog-sample | awk -f ‘from ’ ‘{print $2}’</text:p>
            </text:list-item>
          </text:list>
        </text:list-item>
        <text:list-item>
          <text:p text:style-name="P5">Lets try to get the first column which contain IP address</text:p>
          <text:list>
            <text:list-item>
              <text:p text:style-name="P5">grep Failed syslog-sample | awk -f ‘from ’ ‘{print $2}’ | awk ‘{print $1}’ </text:p>
            </text:list-item>
          </text:list>
        </text:list-item>
        <text:list-item>
          <text:p text:style-name="P5">We can also do this to get the IP address</text:p>
          <text:list>
            <text:list-item>
              <text:p text:style-name="P5">$ grep Failed syslog-sample | awk ‘{print $(NF – 3)}’</text:p>
            </text:list-item>
          </text:list>
        </text:list-item>
        <text:list-item>
          <text:p text:style-name="P5">Lets use uniq commands to get the counts</text:p>
          <text:list>
            <text:list-item>
              <text:p text:style-name="P5">$ grep Failed syslog-sample | awk ‘{print $(NF – 3)}’ | sort | uniq -c | sort -nr</text:p>
            </text:list-item>
          </text:list>
        </text:list-item>
        <text:list-item>
          <text:p text:style-name="P7">geoiplookup – will share the IP address location</text:p>
          <text:list>
            <text:list-item>
              <text:p text:style-name="P7">$ geoiplookup 182.100.67.59</text:p>
            </text:list-item>
          </text:list>
        </text:list-item>
        <text:list-item>
          <text:p text:style-name="P5"><text:span text:style-name="T2">Lets</text:span> a new script show-attacker.sh</text:p>
        </text:list-item>
        <text:list-item>
          <text:p text:style-name="P4">Count the number of failed logins by IP address. If there are any IPs with over LIMIT failures, display the count, IP, and location.</text:p>
          <text:list>
            <text:list-item>
              <text:p text:style-name="P4">LIMIT='10'</text:p>
            </text:list-item>
            <text:list-item>
              <text:p text:style-name="P4">LOG_FILE="${1}"</text:p>
            </text:list-item>
          </text:list>
        </text:list-item>
        <text:list-item>
          <text:p text:style-name="P4">Make sure a file was supplied as an argument.</text:p>
          <text:list>
            <text:list-item>
              <text:p text:style-name="P4">if [[ ! -e "${LOG_FILE}" ]]</text:p>
            </text:list-item>
            <text:list-item>
              <text:p text:style-name="P4">then </text:p>
            </text:list-item>
            <text:list-item>
              <text:p text:style-name="P4">echo "Cannot open log file: ${LOG_FILE}" &gt;&amp;2</text:p>
            </text:list-item>
            <text:list-item>
              <text:p text:style-name="P4">exit 1</text:p>
            </text:list-item>
            <text:list-item>
              <text:p text:style-name="P4"><text:span text:style-name="T1">f</text:span>i</text:p>
            </text:list-item>
          </text:list>
        </text:list-item>
        <text:list-item>
          <text:p text:style-name="P4">Display the CSV header.</text:p>
          <text:list>
            <text:list-item>
              <text:p text:style-name="P4">echo 'Count,IP,Location'</text:p>
            </text:list-item>
          </text:list>
        </text:list-item>
        <text:list-item>
          <text:p text:style-name="P4">Loop through the list of failed attempts and corresponding IP addresses.</text:p>
        </text:list-item>
        <text:list-item>
          <text:p text:style-name="P4">grep Failed ${LOG_FILE} | awk '{print $(NF - 3)}' | sort | uniq -c | sort -nr | <text:s/>while read COUNT IP</text:p>
          <text:list>
            <text:list-item>
              <text:p text:style-name="P4">do</text:p>
            </text:list-item>
            <text:list-item>
              <text:p text:style-name="P4">#If the number of failed attempts is greater than the limit, display count, IP, and location.</text:p>
            </text:list-item>
            <text:list-item>
              <text:p text:style-name="P4">if [[ "${COUNT}" -gt "${LIMIT}" ]]</text:p>
            </text:list-item>
            <text:list-item>
              <text:p text:style-name="P4">then</text:p>
            </text:list-item>
            <text:list-item>
              <text:p text:style-name="P4"><text:soft-page-break/>LOCATION=$(geoiplookup ${IP} | awk -F ', ' '{print $2}')</text:p>
            </text:list-item>
            <text:list-item>
              <text:p text:style-name="P4">echo "${COUNT},${IP},${LOCATION}"</text:p>
            </text:list-item>
            <text:list-item>
              <text:p text:style-name="P4">fi</text:p>
            </text:list-item>
            <text:list-item>
              <text:p text:style-name="P4">done</text:p>
            </text:list-item>
            <text:list-item>
              <text:p text:style-name="P4">exit 0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18:47:56.314999600</meta:creation-date>
    <dc:date>2022-10-02T11:50:09.760987820</dc:date>
    <meta:editing-duration>PT6H13M28S</meta:editing-duration>
    <meta:editing-cycles>104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352" meta:character-count="1774" meta:non-whitespace-character-count="1497"/>
  </office:meta>
</office:document-meta>
</file>